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ruthTabl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uthTableGenerated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az</meta:initial-creator>
    <meta:creation-date>2013-11-10T20:34:56</meta:creation-date>
    <dc:date>2013-11-22T18:57:26</dc:date>
    <dc:creator>David Paz</dc:creator>
    <meta:editing-duration>PT41M32S</meta:editing-duration>
    <meta:editing-cycles>14</meta:editing-cycles>
    <meta:generator>LibreOffice/3.5$Linux_X86_64 LibreOffice_project/350m1$Build-2</meta:generator>
    <meta:document-statistic meta:table-count="3" meta:cell-count="28" meta:object-count="0"/>
  </office:meta>
</office:document-meta>
</file>